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14pt" style:font-size-asian="14pt" style:font-size-complex="14pt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no Scolastico:_ 2016/2017</text:p>
      <text:p text:style-name="Standard">Gruppo: Gervasi Samuele e Mazilu Liviu</text:p>
      <text:p text:style-name="Standard">Scuola: IIS A.Avogadro di Torino</text:p>
      <text:p text:style-name="Standard"/>
      <text:p text:style-name="Standard"/>
      <text:p text:style-name="Standard"/>
      <text:p text:style-name="P1">CISCO PACKET TRACER ESERCIZI</text:p>
      <text:p text:style-name="P1"/>
      <text:p text:style-name="P2">I primi tre esercizi sono utili a simulare una connessione peer to peer tra vari enti.</text:p>
      <text:p text:style-name="P2">Gli ultimi due vanno a simulare la gerarchia a stella (con switch e con access point).</text:p>
      <text:p text:style-name="P2"/>
      <text:p text:style-name="P2"/>
      <text:p text:style-name="P2">Verifica le tue conoscenze</text:p>
      <text:p text:style-name="P2"/>
      <text:p text:style-name="P2">1)Per l'HUB il dominio di collisione aumenta (dispositivo meno intelligente e non è in grado di selezionare gli host a cui inviare).</text:p>
      <text:p text:style-name="P2">Per lo switch il dominio di collisione diminuisce(lo switch è in grado di selezionare gli host a cui inviare)</text:p>
      <text:p text:style-name="P2">2)Per usufruire dello strumento "Simulation" di packet tracer bisogna fare click sull'icona a forma di lettera e premere sul pc mittente e successivamente sul pc destinatario, dopodichè si potrà verificare se il pacchetto è stato inviato.</text:p>
      <text:p text:style-name="P2">3)Per verificare gli indirizzi mac bisogna fare click sull'icona a forma di lente di ingradimento e successivamente cliccare sullo switch e si aprire una finestrella, dopodichè cliccare su "visualizza mac table"<text:line-break/>4)Si configura assegnando un SSID e collegandolo ad uno swit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3M58S</meta:editing-duration>
    <meta:editing-cycles>4</meta:editing-cycles>
    <meta:generator>OpenOffice.org/3.2$Win32 OpenOffice.org_project/320m18$Build-9502</meta:generator>
    <dc:date>2017-04-27T12:49:03.15</dc:date>
    <dc:creator>a a</dc:creator>
    <meta:document-statistic meta:table-count="0" meta:image-count="0" meta:object-count="0" meta:page-count="1" meta:paragraph-count="11" meta:word-count="172" meta:character-count="1077"/>
    <meta:user-defined meta:name="Info 1"/>
    <meta:user-defined meta:name="Info 2"/>
    <meta:user-defined meta:name="Info 3"/>
    <meta:user-defined meta:name="Info 4"/>
  </office:meta>
</office:document-meta>
</file>